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solid" draw:fill-color="#ffe4c4" fo:min-height="2.759cm" loext:decorative="false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ffe4c4" fo:min-height="0.703cm" loext:decorative="false"/>
      <style:paragraph-properties style:writing-mode="lr-tb"/>
    </style:style>
    <style:style style:name="gr3" style:family="graphic" style:parent-style-name="standard">
      <style:graphic-properties draw:stroke="dash" draw:stroke-dash="Double_20_Dash" svg:stroke-color="#c0c0c0" svg:stroke-linecap="butt" draw:fill="none" fo:min-height="0.395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b4c7dc" fo:min-height="0.078cm" loext:decorative="false"/>
      <style:paragraph-properties style:writing-mode="lr-tb"/>
    </style:style>
    <style:style style:name="gr5" style:family="graphic" style:parent-style-name="standard">
      <style:graphic-properties draw:stroke="none" draw:stroke-dash="Double_20_Dash" svg:stroke-color="#c0c0c0" svg:stroke-linecap="butt" draw:fill="none" fo:min-height="0.395cm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ffe4c4" fo:min-height="0.395cm" loext:decorative="false"/>
      <style:paragraph-properties style:writing-mode="lr-tb"/>
    </style:style>
    <style:style style:name="gr7" style:family="graphic" style:parent-style-name="standard">
      <style:graphic-properties draw:stroke="dash" draw:stroke-dash="Double_20_Dash" svg:stroke-color="#c0c0c0" svg:stroke-linecap="butt" draw:fill="none" fo:min-height="0.385cm" loext:decorative="false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P1" style:family="paragraph">
      <loext:graphic-properties draw:fill="solid" draw:fill-color="#ffe4c4"/>
      <style:text-properties fo:font-size="10pt" style:font-size-asian="16pt" style:font-size-complex="16pt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solid" draw:fill-color="#b4c7dc"/>
      <style:text-properties fo:font-size="10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e4c4"/>
      <style:paragraph-properties fo:text-align="center"/>
      <style:text-properties fo:font-size="10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6pt" style:font-size-complex="16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13cm" svg:height="3.009cm" svg:x="1.635cm" svg:y="16.991cm">
          <draw:text-box>
            <text:p><text:span text:style-name="T1">Funcion: identificacion y resolucion, intercambio datos, consulta daots, validacion datos, vocabulario y razonamiento</text:span></text:p>
            <text:p><text:span text:style-name="T1">Implementacion</text:span></text:p>
            <text:p><text:span text:style-name="T1">URI llega hasta arriba</text:span></text:p>
            <text:p><text:span text:style-name="T1">RDF no ocupa todo OWL</text:span></text:p>
            <text:p><text:span text:style-name="T1">OWL va una parte hacia abajo para razonamiento SPARQL</text:span></text:p>
          </draw:text-box>
        </draw:frame>
        <draw:frame draw:style-name="gr2" draw:text-style-name="P1" draw:layer="layout" svg:width="1.27cm" svg:height="0.953cm" svg:x="4.81cm" svg:y="11.159cm">
          <draw:text-box>
            <text:p><text:span text:style-name="T1">RDF</text:span></text:p>
          </draw:text-box>
        </draw:frame>
        <draw:frame draw:style-name="gr3" draw:text-style-name="P3" draw:layer="layout" svg:width="3.81cm" svg:height="0.645cm" svg:x="6.397cm" svg:y="7.34cm">
          <draw:text-box>
            <text:p text:style-name="P2"><text:span text:style-name="T2">Intercambio de </text:span><text:span text:style-name="T2">datos</text:span></text:p>
          </draw:text-box>
        </draw:frame>
        <draw:frame draw:style-name="gr4" draw:text-style-name="P4" draw:layer="layout" svg:width="2.222cm" svg:height="0.645cm" svg:x="4.81cm" svg:y="12.737cm">
          <draw:text-box>
            <text:p><text:span text:style-name="T1">RDF/XML</text:span></text:p>
          </draw:text-box>
        </draw:frame>
        <draw:frame draw:style-name="gr5" draw:text-style-name="P3" draw:layer="layout" svg:width="4.445cm" svg:height="0.645cm" svg:x="14.652cm" svg:y="12.747cm">
          <draw:text-box>
            <text:p text:style-name="P2"><text:span text:style-name="T2">Interoperabilidad </text:span><text:span text:style-name="T2">técnica</text:span></text:p>
          </draw:text-box>
        </draw:frame>
        <draw:frame draw:style-name="gr5" draw:text-style-name="P3" draw:layer="layout" svg:width="5.397cm" svg:height="0.645cm" svg:x="14.652cm" svg:y="11.785cm">
          <draw:text-box>
            <text:p text:style-name="P2"><text:span text:style-name="T2">Interoperabilidad semántica</text:span></text:p>
          </draw:text-box>
        </draw:frame>
        <draw:frame draw:style-name="gr4" draw:text-style-name="P4" draw:layer="layout" svg:width="2.222cm" svg:height="0.645cm" svg:x="7.35cm" svg:y="12.737cm">
          <draw:text-box>
            <text:p><text:span text:style-name="T1">JSON-LD</text:span></text:p>
          </draw:text-box>
        </draw:frame>
        <draw:frame draw:style-name="gr4" draw:text-style-name="P4" draw:layer="layout" svg:width="2.222cm" svg:height="0.645cm" svg:x="9.89cm" svg:y="12.737cm">
          <draw:text-box>
            <text:p><text:span text:style-name="T1">Turtle</text:span></text:p>
          </draw:text-box>
        </draw:frame>
        <draw:frame draw:style-name="gr6" draw:text-style-name="P1" draw:layer="layout" svg:width="6.033cm" svg:height="0.645cm" svg:x="4.809cm" svg:y="9.245cm">
          <draw:text-box>
            <text:p><text:span text:style-name="T1">OWL</text:span></text:p>
          </draw:text-box>
        </draw:frame>
        <draw:frame draw:style-name="gr6" draw:text-style-name="P1" draw:layer="layout" svg:width="1.905cm" svg:height="0.645cm" svg:x="10.842cm" svg:y="10.207cm">
          <draw:text-box>
            <text:p><text:span text:style-name="T1">SPARQL</text:span></text:p>
          </draw:text-box>
        </draw:frame>
        <draw:frame draw:style-name="gr6" draw:text-style-name="P1" draw:layer="layout" svg:width="1.905cm" svg:height="0.645cm" svg:x="10.842cm" svg:y="11.15cm">
          <draw:text-box>
            <text:p><text:span text:style-name="T1">SHACL</text:span></text:p>
          </draw:text-box>
        </draw:frame>
        <draw:frame draw:style-name="gr7" draw:text-style-name="P3" draw:layer="layout" svg:width="2.857cm" svg:height="0.645cm" svg:x="4.175cm" svg:y="14.652cm">
          <draw:text-box>
            <text:p text:style-name="P2"><text:span text:style-name="T2">Ident</text:span><text:span text:style-name="T2">ificac</text:span><text:span text:style-name="T2">ion</text:span></text:p>
          </draw:text-box>
        </draw:frame>
        <draw:frame draw:style-name="gr7" draw:text-style-name="P3" draw:layer="layout" svg:width="2.857cm" svg:height="0.645cm" svg:x="7.667cm" svg:y="15.287cm">
          <draw:text-box>
            <text:p text:style-name="P2"><text:span text:style-name="T2">Resolucion</text:span></text:p>
          </draw:text-box>
        </draw:frame>
        <draw:frame draw:style-name="gr6" draw:text-style-name="P1" draw:layer="layout" svg:width="6.032cm" svg:height="0.645cm" draw:transform="rotate (1.5707963267949) translate (3.535cm 13.382cm)">
          <draw:text-box>
            <text:p text:style-name="P5"><text:span text:style-name="T1">URI</text:span></text:p>
          </draw:text-box>
        </draw:frame>
        <draw:frame draw:style-name="gr6" draw:text-style-name="P6" draw:layer="layout" svg:width="6.032cm" svg:height="0.645cm" draw:transform="rotate (1.5707963267949) translate (2.577cm 13.382cm)">
          <draw:text-box>
            <text:p text:style-name="P5"><text:span text:style-name="T1">HTTP</text:span></text:p>
          </draw:text-box>
        </draw:frame>
        <draw:line draw:style-name="gr8" draw:text-style-name="P7" draw:layer="layout" svg:x1="24.495cm" svg:y1="11.477cm" svg:x2="24.495cm" svg:y2="5.762cm">
          <text:p/>
        </draw:line>
        <draw:frame draw:style-name="gr5" draw:text-style-name="P3" draw:layer="layout" svg:width="5.397cm" svg:height="0.645cm" svg:x="24.495cm" svg:y="9.245cm">
          <draw:text-box>
            <text:p text:style-name="P2"><text:span text:style-name="T2">Expresividad</text:span></text:p>
          </draw:text-box>
        </draw:frame>
        <draw:frame draw:style-name="gr6" draw:text-style-name="P1" draw:layer="layout" svg:width="4.762cm" svg:height="0.645cm" svg:x="4.81cm" svg:y="10.197cm">
          <draw:text-box>
            <text:p><text:span text:style-name="T1">RDFS</text:span></text:p>
          </draw:text-box>
        </draw:frame>
        <draw:line draw:style-name="gr9" draw:text-style-name="P7" draw:layer="layout" svg:x1="14.335cm" svg:y1="12.43cm" svg:x2="23.542cm" svg:y2="12.4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14:55:05.802722055</meta:creation-date>
    <dc:date>2026-01-14T17:02:28.523208612</dc:date>
    <meta:editing-duration>PT1H42M8S</meta:editing-duration>
    <meta:editing-cycles>15</meta:editing-cycles>
    <meta:generator>LibreOffice/24.2.7.2$Linux_X86_64 LibreOffice_project/420$Build-2</meta:generator>
    <meta:document-statistic meta:object-count="19"/>
  </office:meta>
</office:document-meta>
</file>